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keyexpgenB-SUM-MAX-SUCC_F30R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exprocIV0(oldKey)#[*]#kexprocIV01(oldKey)#[*]#kexprocIV02(oldKey)#[*]#kexprocIV03(oldKey)#[*]#kexprocIV04(oldKey)#[*]#kexprocIV05(oldKey)#[*]#kexprocIV06(oldKey)#[*]#kexprocIV07(oldKey)#[*]#kexproc1(oldKey)#[*]#kexproc2(oldKey)#[*]#kexproc3(oldKey)#[*]#kexproc4(oldKey)#[*]#kexproc5(oldKey)#[*]#kexproc6(oldKey)#[*]#kexprocIII1(oldKey)#[*]#kexprocIII2(oldKey)#[*]#</text:p>
          </table:table-cell>
          <table:table-cell office:value-type="float" office:value="9634" calcext:value-type="float">
            <text:p>9634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kexproc4(oldKey)#[*]#kexprocIII2(oldKey)#[*]#kexproc6(oldKey)#[*]#kexprocIV01(oldKey)#[*]#kexprocIV07(oldKey)#[*]#kexprocIII1(oldKey)#[*]#kexprocIV03(oldKey)#[*]#kexprocIV02(oldKey)#[*]#kexprocIII6(oldKey)#[*]#kexproc5(oldKey)#[*]#kexproc3(oldKey)#[*]#kexproc2(oldKey)#[*]#kexprocIV05(oldKey)#[*]#kexprocIII4(oldKey)#[*]#kexprocIV0(oldKey)#[*]#kexproc1(oldKey)#[*]#</text:p>
          </table:table-cell>
          <table:table-cell office:value-type="float" office:value="9580" calcext:value-type="float">
            <text:p>9580</text:p>
          </table:table-cell>
          <table:table-cell office:value-type="float" office:value="8" calcext:value-type="float">
            <text:p>8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kexprocIV0(oldKey)#[*]#kexproc5(oldKey)#[*]#kexprocIV03(oldKey)#[*]#kexprocIV02(oldKey)#[*]#kexprocIII4(oldKey)#[*]#kexprocIII1(oldKey)#[*]#kexproc4(oldKey)#[*]#kexprocIV06(oldKey)#[*]#kexproc3(oldKey)#[*]#kexprocIV07(oldKey)#[*]#kexprocIV04(oldKey)#[*]#kexprocIII6(oldKey)#[*]#kexproc1(oldKey)#[*]#kexproc2(oldKey)#[*]#kexproc6(oldKey)#[*]#kexprocIII5(oldKey)#[*]#</text:p>
          </table:table-cell>
          <table:table-cell office:value-type="float" office:value="9607" calcext:value-type="float">
            <text:p>9607</text:p>
          </table:table-cell>
          <table:table-cell office:value-type="float" office:value="7" calcext:value-type="float">
            <text:p>7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kexproc3(oldKey)#[*]#kexproc4(oldKey)#[*]#kexprocIII5(oldKey)#[*]#kexproc6(oldKey)#[*]#kexprocIV06(oldKey)#[*]#kexproc5(oldKey)#[*]#kexproc1(oldKey)#[*]#kexprocIV05(oldKey)#[*]#kexprocIII2(oldKey)#[*]#kexprocIII4(oldKey)#[*]#kexprocIII1(oldKey)#[*]#kexprocIII3(oldKey)#[*]#kexprocIV02(oldKey)#[*]#kexproc2(oldKey)#[*]#kexprocIII6(oldKey)#[*]#kexprocIV01(oldKey)#[*]#</text:p>
          </table:table-cell>
          <table:table-cell office:value-type="float" office:value="9584" calcext:value-type="float">
            <text:p>9584</text:p>
          </table:table-cell>
          <table:table-cell office:value-type="float" office:value="8" calcext:value-type="float">
            <text:p>8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kexprocIV0(oldKey)#[*]#kexprocIV03(oldKey)#[*]#kexprocIV01(oldKey)#[*]#kexprocIII1(oldKey)#[*]#kexprocIII4(oldKey)#[*]#kexproc6(oldKey)#[*]#kexprocIV06(oldKey)#[*]#kexproc4(oldKey)#[*]#kexprocIV07(oldKey)#[*]#kexproc5(oldKey)#[*]#kexproc1(oldKey)#[*]#kexprocIII3(oldKey)#[*]#kexprocIV02(oldKey)#[*]#kexprocIV04(oldKey)#[*]#kexprocIV05(oldKey)#[*]#kexprocIII2(oldKey)#[*]#</text:p>
          </table:table-cell>
          <table:table-cell office:value-type="float" office:value="9590" calcext:value-type="float">
            <text:p>9590</text:p>
          </table:table-cell>
          <table:table-cell office:value-type="float" office:value="9" calcext:value-type="float">
            <text:p>9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kexprocIV04(oldKey)#[*]#kexprocIV01(oldKey)#[*]#kexprocIII2(oldKey)#[*]#kexproc6(oldKey)#[*]#kexproc1(oldKey)#[*]#kexprocIII5(oldKey)#[*]#kexprocIII6(oldKey)#[*]#kexprocIV07(oldKey)#[*]#kexproc3(oldKey)#[*]#kexproc4(oldKey)#[*]#kexprocIII1(oldKey)#[*]#kexprocIV05(oldKey)#[*]#kexprocIII4(oldKey)#[*]#kexprocIII3(oldKey)#[*]#kexprocIV06(oldKey)#[*]#kexprocIV0(oldKey)#[*]#</text:p>
          </table:table-cell>
          <table:table-cell office:value-type="float" office:value="9556" calcext:value-type="float">
            <text:p>9556</text:p>
          </table:table-cell>
          <table:table-cell office:value-type="float" office:value="7" calcext:value-type="float">
            <text:p>7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kexprocIV01(oldKey)#[*]#kexprocIII5(oldKey)#[*]#kexprocIV07(oldKey)#[*]#kexproc4(oldKey)#[*]#kexprocIV06(oldKey)#[*]#kexprocIV05(oldKey)#[*]#kexprocIII4(oldKey)#[*]#kexproc6(oldKey)#[*]#kexproc1(oldKey)#[*]#kexproc3(oldKey)#[*]#kexprocIII3(oldKey)#[*]#kexprocIV02(oldKey)#[*]#kexprocIII1(oldKey)#[*]#kexproc5(oldKey)#[*]#kexprocIII6(oldKey)#[*]#kexprocIII2(oldKey)#[*]#</text:p>
          </table:table-cell>
          <table:table-cell office:value-type="float" office:value="9564" calcext:value-type="float">
            <text:p>9564</text:p>
          </table:table-cell>
          <table:table-cell office:value-type="float" office:value="8" calcext:value-type="float">
            <text:p>8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table:style-name="ce1" office:value-type="string" calcext:value-type="string">
            <text:p>kexprocIV02(oldKey)#[*]#kexprocIII5(oldKey)#[*]#kexproc6(oldKey)#[*]#kexprocIV03(oldKey)#[*]#kexproc1(oldKey)#[*]#kexprocIII4(oldKey)#[*]#kexprocIV0(oldKey)#[*]#kexproc3(oldKey)#[*]#kexprocIV07(oldKey)#[*]#kexprocIII1(oldKey)#[*]#kexprocIII6(oldKey)#[*]#kexproc5(oldKey)#[*]#kexprocIV04(oldKey)#[*]#kexprocIII3(oldKey)#[*]#kexproc2(oldKey)#[*]#kexprocIV01(oldKey)#[*]#</text:p>
          </table:table-cell>
          <table:table-cell table:style-name="ce1" office:value-type="float" office:value="9561" calcext:value-type="float">
            <text:p>95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17" calcext:value-type="float">
            <text:p>2117</text:p>
          </table:table-cell>
        </table:table-row>
        <table:table-row table:style-name="ro1">
          <table:table-cell table:style-name="ce1" office:value-type="string" calcext:value-type="string">
            <text:p>kexprocIV07(oldKey)#[*]#kexproc2(oldKey)#[*]#kexprocIII4(oldKey)#[*]#kexprocIII3(oldKey)#[*]#kexproc3(oldKey)#[*]#kexproc6(oldKey)#[*]#kexprocIV03(oldKey)#[*]#kexprocIII1(oldKey)#[*]#kexprocIV06(oldKey)#[*]#kexprocIV05(oldKey)#[*]#kexprocIV01(oldKey)#[*]#kexprocIV02(oldKey)#[*]#kexprocIV0(oldKey)#[*]#kexprocIII5(oldKey)#[*]#kexproc1(oldKey)#[*]#kexprocIII6(oldKey)#[*]#</text:p>
          </table:table-cell>
          <table:table-cell table:style-name="ce1" office:value-type="float" office:value="9586" calcext:value-type="float">
            <text:p>958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20" calcext:value-type="float">
            <text:p>2120</text:p>
          </table:table-cell>
        </table:table-row>
        <table:table-row table:style-name="ro1">
          <table:table-cell table:style-name="ce1" office:value-type="string" calcext:value-type="string">
            <text:p>kexproc6(oldKey)#[*]#kexprocIV02(oldKey)#[*]#kexproc2(oldKey)#[*]#kexprocIV0(oldKey)#[*]#kexprocIV07(oldKey)#[*]#kexprocIV03(oldKey)#[*]#kexproc3(oldKey)#[*]#kexprocIV04(oldKey)#[*]#kexprocIII1(oldKey)#[*]#kexprocIII5(oldKey)#[*]#kexprocIII4(oldKey)#[*]#kexproc5(oldKey)#[*]#kexproc4(oldKey)#[*]#kexprocIII2(oldKey)#[*]#kexprocIII6(oldKey)#[*]#kexproc1(oldKey)#[*]#</text:p>
          </table:table-cell>
          <table:table-cell table:style-name="ce1" office:value-type="float" office:value="9567" calcext:value-type="float">
            <text:p>95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21" calcext:value-type="float">
            <text:p>2121</text:p>
          </table:table-cell>
        </table:table-row>
        <table:table-row table:style-name="ro1">
          <table:table-cell table:style-name="ce1" office:value-type="string" calcext:value-type="string">
            <text:p>kexprocIII1(oldKey)#[*]#kexprocIV04(oldKey)#[*]#kexproc2(oldKey)#[*]#kexproc4(oldKey)#[*]#kexprocIV02(oldKey)#[*]#kexproc1(oldKey)#[*]#kexprocIII2(oldKey)#[*]#kexproc5(oldKey)#[*]#kexprocIV05(oldKey)#[*]#kexprocIII5(oldKey)#[*]#kexprocIII4(oldKey)#[*]#kexprocIII3(oldKey)#[*]#kexproc3(oldKey)#[*]#kexprocIII6(oldKey)#[*]#kexproc6(oldKey)#[*]#kexprocIV01(oldKey)#[*]#</text:p>
          </table:table-cell>
          <table:table-cell table:style-name="ce1" office:value-type="float" office:value="9536" calcext:value-type="float">
            <text:p>95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33" calcext:value-type="float">
            <text:p>2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1T19:08:30.744297663</dc:date>
    <meta:editing-duration>PT10M1S</meta:editing-duration>
    <meta:editing-cycles>1</meta:editing-cycles>
    <meta:document-statistic meta:table-count="1" meta:cell-count="44" meta:object-count="0"/>
    <meta:generator>LibreOffice/6.3.5.2$Linux_X86_64 LibreOffice_project/30$Build-2</meta:generator>
  </office:meta>
</office:document-meta>
</file>